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0000003004EF12EC7C701C52E.png" manifest:media-type="image/png"/>
  <manifest:file-entry manifest:full-path="Pictures/1000020100000100000001002A7C7B54047B7F21.png" manifest:media-type="image/png"/>
  <manifest:file-entry manifest:full-path="Pictures/10000009000000C90000009D67FF8D789B34807A.gif" manifest:media-type="image/gif"/>
  <manifest:file-entry manifest:full-path="Pictures/10000201000007B1000007B127A973FE1701A407.png" manifest:media-type="image/png"/>
  <manifest:file-entry manifest:full-path="Pictures/10000000000002D0000003C0525EEEC755992CA5.jpg" manifest:media-type="image/jpeg"/>
  <manifest:file-entry manifest:full-path="Pictures/100002010000017C0000017C12B1527B2D2EDA97.png" manifest:media-type="image/png"/>
  <manifest:file-entry manifest:full-path="Pictures/10000201000001F4000001F4D30E4EB58F454F03.png" manifest:media-type="image/png"/>
  <manifest:file-entry manifest:full-path="Pictures/10000201000001000000010068BAD2483AD9192F.png" manifest:media-type="image/png"/>
  <manifest:file-entry manifest:full-path="Pictures/100000000000010400000105BA6EF556719C6459.jpg" manifest:media-type="image/jpeg"/>
  <manifest:file-entry manifest:full-path="Pictures/100002010000020000000200729D63871BD8010A.png" manifest:media-type="image/png"/>
  <manifest:file-entry manifest:full-path="Pictures/10000201000000800000007F7C5EE6997E754EF8.png" manifest:media-type="image/png"/>
  <manifest:file-entry manifest:full-path="Pictures/10000201000002000000020011CF92A686D127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1" svg:font-family="'Calibri Light'"/>
    <style:font-face style:name="Rockwell1" svg:font-family="Rockwell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2" svg:font-family="Rockwel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de_20_título-title">
      <style:graphic-properties draw:stroke="none" svg:stroke-width="0cm" draw:fill="none" draw:textarea-vertical-align="bottom" draw:auto-grow-height="false" draw:fit-to-size="false" fo:min-height="3.181cm" fo:padding-top="0.635cm" fo:padding-bottom="0cm" fo:padding-left="0.635cm" fo:padding-right="0.635cm" fo:wrap-option="wrap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.127cm" fo:padding-left="0.254cm" fo:padding-right="0.254cm" fo:wrap-option="wrap"/>
    </style:style>
    <style:style style:name="pr3" style:family="presentation" style:parent-style-name="Diapositiva_20_de_20_título-notes">
      <style:graphic-properties draw:fill-color="#ffffff" fo:min-height="12.572cm"/>
    </style:style>
    <style:style style:name="pr4" style:family="presentation" style:parent-style-name="Título_20_y_20_objetos-title">
      <style:graphic-properties draw:stroke="none" svg:stroke-width="0cm" draw:fill="none" draw:textarea-vertical-align="middle" draw:auto-grow-height="false" draw:fit-to-size="shrink-to-fit" fo:min-height="3.181cm" fo:padding-top="0.635cm" fo:padding-bottom="0.635cm" fo:padding-left="0.635cm" fo:padding-right="0.635cm" fo:wrap-option="wrap"/>
    </style:style>
    <style:style style:name="pr5" style:family="presentation" style:parent-style-name="Título_20_y_20_objetos-notes">
      <style:graphic-properties draw:fill-color="#ffffff" fo:min-height="12.572cm"/>
    </style:style>
    <style:style style:name="pr6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635cm" fo:padding-bottom="0.635cm" fo:padding-left="0.635cm" fo:padding-right="0.635cm" fo:wrap-option="wrap"/>
    </style:style>
    <style:style style:name="pr7" style:family="presentation" style:parent-style-name="Título_20_y_20_objetos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8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eff" style:text-line-through-style="none" style:text-line-through-type="none" style:text-position="0% 100%" style:font-name="Calibri Light1" fo:font-size="54pt" fo:letter-spacing="-0.052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eff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eff" style:text-line-through-style="none" style:text-line-through-type="none" style:text-position="0% 100%" style:font-name="Calibri Light1" fo:font-size="40pt" fo:letter-spacing="-0.052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Título 1" presentation:style-name="pr1" draw:text-style-name="P2" draw:layer="layout" svg:width="24.11cm" svg:height="4.857cm" svg:x="4.887cm" svg:y="5.765cm" presentation:class="title" presentation:user-transformed="true">
          <draw:text-box>
            <text:p text:style-name="P1"><text:span text:style-name="T1">Servomecanismos</text:span></text:p>
          </draw:text-box>
        </draw:frame>
        <draw:frame draw:name="Subtítulo 2" presentation:style-name="pr2" draw:text-style-name="P4" draw:layer="layout" svg:width="24.092cm" svg:height="3.673cm" svg:x="4.887cm" svg:y="10.851cm" presentation:class="subtitle" presentation:user-transformed="true">
          <draw:text-box>
            <text:p text:style-name="P3"><text:span text:style-name="T2">Universidad Autónoma de Nuevo León (UAN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sentación&#10;&#10;Víctor de Jesús Medrano Zarazúa" draw:style-name="dp1" draw:master-page-name="Título_20_y_20_objetos" presentation:presentation-page-layout-name="AL2T11">
        <draw:frame draw:name="Título 1" presentation:style-name="pr4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Presentación</text:span><text:span text:style-name="T3"><text:line-break/></text:span><text:span text:style-name="T3"><text:line-break/></text:span><text:span text:style-name="T3">Víctor de Jesús Medrano Zarazúa</text:span></text:p>
          </draw:text-box>
        </draw:frame>
        <draw:frame draw:name="Picture 6" draw:style-name="gr2" draw:text-style-name="P8" draw:layer="layout" svg:width="10.933cm" svg:height="14.578cm" svg:x="17.475cm" svg:y="2.231cm">
          <draw:image xlink:href="Pictures/10000000000002D0000003C0525EEEC755992CA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studios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Estudios</text:span></text:p>
          </draw:text-box>
        </draw:frame>
        <draw:frame draw:name="Picture 2" draw:style-name="gr2" draw:text-style-name="P8" draw:layer="layout" svg:width="12.637cm" svg:height="12.637cm" svg:x="16.645cm" svg:y="2.998cm">
          <draw:image xlink:href="Pictures/100002010000017C0000017C12B1527B2D2EDA9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ficiones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Aficiones</text:span></text:p>
          </draw:text-box>
        </draw:frame>
        <draw:frame draw:name="Picture 2" draw:style-name="gr2" draw:text-style-name="P8" draw:layer="layout" svg:width="4.775cm" svg:height="4.775cm" svg:x="14.913cm" svg:y="4.645cm">
          <draw:image xlink:href="Pictures/1000020100000100000001002A7C7B54047B7F21.png" xlink:type="simple" xlink:show="embed" xlink:actuate="onLoad">
            <text:p/>
          </draw:image>
        </draw:frame>
        <draw:frame draw:name="Picture 6" draw:style-name="gr2" draw:text-style-name="P8" draw:layer="layout" svg:width="5.317cm" svg:height="4.153cm" svg:x="20.598cm" svg:y="4.956cm">
          <draw:image xlink:href="Pictures/10000009000000C90000009D67FF8D789B34807A.gif" xlink:type="simple" xlink:show="embed" xlink:actuate="onLoad">
            <text:p/>
          </draw:image>
        </draw:frame>
        <draw:frame draw:name="Picture 8" draw:style-name="gr2" draw:text-style-name="P8" draw:layer="layout" svg:width="4.525cm" svg:height="4.525cm" svg:x="26.824cm" svg:y="4.77cm">
          <draw:image xlink:href="Pictures/10000201000001000000010068BAD2483AD9192F.png" xlink:type="simple" xlink:show="embed" xlink:actuate="onLoad">
            <text:p/>
          </draw:image>
        </draw:frame>
        <draw:frame draw:name="Picture 10" draw:style-name="gr2" draw:text-style-name="P8" draw:layer="layout" svg:width="4.548cm" svg:height="4.548cm" svg:x="15.14cm" svg:y="9.421cm">
          <draw:image xlink:href="Pictures/10000201000001F4000001F4D30E4EB58F454F03.png" xlink:type="simple" xlink:show="embed" xlink:actuate="onLoad">
            <text:p/>
          </draw:image>
        </draw:frame>
        <draw:frame draw:name="Picture 12" draw:style-name="gr2" draw:text-style-name="P8" draw:layer="layout" svg:width="3.975cm" svg:height="3.99cm" svg:x="21.269cm" svg:y="9.939cm">
          <draw:image xlink:href="Pictures/100000000000010400000105BA6EF556719C6459.jpg" xlink:type="simple" xlink:show="embed" xlink:actuate="onLoad">
            <text:p/>
          </draw:image>
        </draw:frame>
        <draw:frame draw:name="Picture 14" draw:style-name="gr2" draw:text-style-name="P8" draw:layer="layout" svg:width="3.99cm" svg:height="3.99cm" svg:x="26.824cm" svg:y="9.939cm">
          <draw:image xlink:href="Pictures/100002010000020000000200729D63871BD8010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acto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Contacto</text:span></text:p>
          </draw:text-box>
        </draw:frame>
        <draw:frame draw:name="Marcador de contenido 2" presentation:style-name="pr7" draw:text-style-name="P10" draw:layer="layout" svg:width="17.449cm" svg:height="6.504cm" svg:x="16.794cm" svg:y="10.305cm" presentation:class="outline" presentation:user-transformed="true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draw:name="Picture 2" draw:style-name="gr2" draw:text-style-name="P8" draw:layer="layout" svg:width="3.017cm" svg:height="3.017cm" svg:x="16.636cm" svg:y="3.054cm">
          <draw:image xlink:href="Pictures/10000201000002000000020011CF92A686D12763.png" xlink:type="simple" xlink:show="embed" xlink:actuate="onLoad">
            <text:p/>
          </draw:image>
        </draw:frame>
        <draw:custom-shape draw:name="CuadroTexto 3" draw:style-name="gr3" draw:text-style-name="P10" draw:layer="layout" svg:width="11.248cm" svg:height="1.775cm" svg:x="20.175cm" svg:y="3.982cm">
          <text:p text:style-name="P11"><text:span text:style-name="T5">victor.medranozr@uanl.edu.mx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8" draw:layer="layout" svg:width="2.723cm" svg:height="2.723cm" svg:x="16.783cm" svg:y="6.579cm">
          <draw:image xlink:href="Pictures/10000201000007B1000007B127A973FE1701A407.png" xlink:type="simple" xlink:show="embed" xlink:actuate="onLoad">
            <text:p/>
          </draw:image>
        </draw:frame>
        <draw:custom-shape draw:name="CuadroTexto 7" draw:style-name="gr3" draw:text-style-name="P10" draw:layer="layout" svg:width="11.248cm" svg:height="1.775cm" svg:x="20.175cm" svg:y="7.272cm">
          <text:p text:style-name="P11"><text:span text:style-name="T5">8119022700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8" draw:layer="layout" svg:width="2.772cm" svg:height="2.751cm" svg:x="16.783cm" svg:y="10.273cm">
          <draw:image xlink:href="Pictures/10000201000000800000007F7C5EE6997E754EF8.png" xlink:type="simple" xlink:show="embed" xlink:actuate="onLoad">
            <text:p/>
          </draw:image>
        </draw:frame>
        <draw:custom-shape draw:name="CuadroTexto 9" draw:style-name="gr3" draw:text-style-name="P10" draw:layer="layout" svg:width="11.248cm" svg:height="1.775cm" svg:x="20.139cm" svg:y="11.081cm">
          <text:p text:style-name="P11"><text:span text:style-name="T5">/vdejesusmedranoz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8" draw:layer="layout" svg:width="2.786cm" svg:height="2.786cm" svg:x="16.751cm" svg:y="13.776cm">
          <draw:image xlink:href="Pictures/1000020100000300000003004EF12EC7C701C52E.png" xlink:type="simple" xlink:show="embed" xlink:actuate="onLoad">
            <text:p/>
          </draw:image>
        </draw:frame>
        <draw:custom-shape draw:name="CuadroTexto 11" draw:style-name="gr3" draw:text-style-name="P10" draw:layer="layout" svg:width="11.248cm" svg:height="1.775cm" svg:x="20.175cm" svg:y="14.768cm">
          <text:p text:style-name="P11"><text:span text:style-name="T5">mixlaab.github.io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1" svg:font-family="'Calibri Light'"/>
    <style:font-face style:name="Rockwell1" svg:font-family="Rockwell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2" svg:font-family="Rockwel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1="1" draw:dots1-length="0.035cm" draw:dots2="1" draw:dots2-length="0.14cm" draw:distance="0.105cm"/>
    <draw:stroke-dash draw:name="Dashed_20__28_var_29__20_6" draw:display-name="Dashed (var) 6" draw:style="rect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dash" draw:stroke-dash="Dashed_20__28_var_29__20_4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3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dash" draw:stroke-dash="Dashed_20__28_var_29__20_5" svg:stroke-width="0.035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44cm" draw:fill="solid" draw:fill-color="#f81b0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dash" draw:stroke-dash="Dashed_20__28_var_29__20_6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shrink-to-fit" fo:min-height="3.181cm" fo:padding-top="0.635cm" fo:padding-bottom="0cm" fo:padding-left="0.635cm" fo:padding-right="0.635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635cm" fo:padding-bottom="0.635cm" fo:padding-left="0.635cm" fo:padding-right="0.635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397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81b02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8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eff" style:text-line-through-style="none" style:text-line-through-type="none" style:text-position="0% 100%" style:font-name="Calibri Light1" fo:font-size="54pt" fo:letter-spacing="-0.052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Rockwel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fffeff" style:text-line-through-style="none" style:text-line-through-type="none" style:text-position="0% 100%" style:font-name="Calibri Light1" fo:font-size="40pt" fo:letter-spacing="-0.052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Rockwel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Rockwel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Rockwel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g draw:name="Group 88">
        <draw:custom-shape draw:name="Freeform 5" draw:style-name="Mgr3" draw:text-style-name="MP5" draw:layer="layout" svg:width="26.951cm" svg:height="15.481cm" svg:x="-0.916cm" svg:y="3.586cm">
          <text:p/>
          <draw:enhanced-geometry draw:mirror-horizontal="false" draw:mirror-vertical="false" svg:viewBox="0 0 0 0" drawooo:sub-view-size="2038 1169" draw:text-areas="0 0 ?f0 ?f1" draw:type="ooxml-non-primitive" draw:enhanced-path="M 1752 1169 C 2038 928 1673 513 1487 334 1316 170 1099 43 860 22 621 0 341 128 199 318 0 586 184 965 399 1165 N">
            <draw:equation draw:name="f0" draw:formula="logwidth"/>
            <draw:equation draw:name="f1" draw:formula="logheight"/>
          </draw:enhanced-geometry>
        </draw:custom-shape>
        <draw:custom-shape draw:name="Freeform 6" draw:style-name="Mgr3" draw:text-style-name="MP5" draw:layer="layout" svg:width="20.482cm" svg:height="13.468cm" svg:x="1.862cm" svg:y="5.585cm">
          <text:p/>
          <draw:enhanced-geometry draw:mirror-horizontal="false" draw:mirror-vertical="false" svg:viewBox="0 0 0 0" drawooo:sub-view-size="1549 1017" draw:text-areas="0 0 ?f0 ?f1" draw:type="ooxml-non-primitive" draw:enhanced-path="M 1025 1016 C 1223 971 1549 857 1443 592 1344 344 1041 111 782 53 545 0 275 117 150 329 0 584 243 911 477 1017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5" draw:layer="layout" svg:width="22.321cm" svg:height="14.12cm" svg:x="0.698cm" svg:y="4.947cm">
          <text:p/>
          <draw:enhanced-geometry draw:mirror-horizontal="false" draw:mirror-vertical="false" svg:viewBox="0 0 0 0" drawooo:sub-view-size="1688 1066" draw:text-areas="0 0 ?f0 ?f1" draw:type="ooxml-non-primitive" draw:enhanced-path="M 1302 1066 C 1416 1024 1551 962 1613 850 1688 715 1606 575 1517 471 1336 258 1084 62 798 28 559 0 317 138 181 333 0 592 191 907 420 1066 N">
            <draw:equation draw:name="f0" draw:formula="logwidth"/>
            <draw:equation draw:name="f1" draw:formula="logheight"/>
          </draw:enhanced-geometry>
        </draw:custom-shape>
        <draw:custom-shape draw:name="Freeform 8" draw:style-name="Mgr3" draw:text-style-name="MP5" draw:layer="layout" svg:width="28.706cm" svg:height="17.56cm" svg:x="-0.003cm" svg:y="1.507cm">
          <text:p/>
          <draw:enhanced-geometry draw:mirror-horizontal="false" draw:mirror-vertical="false" svg:viewBox="0 0 0 0" drawooo:sub-view-size="2171 1326" draw:text-areas="0 0 ?f0 ?f1" draw:type="ooxml-non-primitive" draw:enhanced-path="M 1873 1326 C 2171 1045 1825 678 1609 473 1406 281 1159 116 880 63 545 0 214 161 0 423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5" draw:layer="layout" svg:width="1.401cm" svg:height="1.892cm" svg:x="0.01cm" svg:y="17.163cm">
          <text:p/>
          <draw:enhanced-geometry draw:mirror-horizontal="false" draw:mirror-vertical="false" svg:viewBox="0 0 0 0" drawooo:sub-view-size="106 143" draw:text-areas="0 0 ?f0 ?f1" draw:type="ooxml-non-primitive" draw:enhanced-path="M 0 0 C 35 54 70 101 106 143 N">
            <draw:equation draw:name="f0" draw:formula="logwidth"/>
            <draw:equation draw:name="f1" draw:formula="logheight"/>
          </draw:enhanced-geometry>
        </draw:custom-shape>
        <draw:custom-shape draw:name="Freeform 10" draw:style-name="Mgr3" draw:text-style-name="MP5" draw:layer="layout" svg:width="30.81cm" svg:height="19.232cm" svg:x="-0.003cm" svg:y="-0.165cm">
          <text:p/>
          <draw:enhanced-geometry draw:mirror-horizontal="false" draw:mirror-vertical="false" svg:viewBox="0 0 0 0" drawooo:sub-view-size="2330 1452" draw:text-areas="0 0 ?f0 ?f1" draw:type="ooxml-non-primitive" draw:enhanced-path="M 2046 1452 C 2330 1153 2049 821 1813 601 1569 375 1282 179 956 97 572 0 292 101 0 366 N">
            <draw:equation draw:name="f0" draw:formula="logwidth"/>
            <draw:equation draw:name="f1" draw:formula="logheight"/>
          </draw:enhanced-geometry>
        </draw:custom-shape>
        <draw:custom-shape draw:name="Freeform 11" draw:style-name="Mgr3" draw:text-style-name="MP5" draw:layer="layout" svg:width="16.077cm" svg:height="19.019cm" svg:x="15.074cm" svg:y="-0.005cm">
          <text:p/>
          <draw:enhanced-geometry draw:mirror-horizontal="false" draw:mirror-vertical="false" svg:viewBox="0 0 0 0" drawooo:sub-view-size="1216 1436" draw:text-areas="0 0 ?f0 ?f1" draw:type="ooxml-non-primitive" draw:enhanced-path="M 1094 1436 C 1216 1114 904 770 709 551 509 327 274 127 0 0 N">
            <draw:equation draw:name="f0" draw:formula="logwidth"/>
            <draw:equation draw:name="f1" draw:formula="logheight"/>
          </draw:enhanced-geometry>
        </draw:custom-shape>
        <draw:custom-shape draw:name="Freeform 12" draw:style-name="Mgr3" draw:text-style-name="MP5" draw:layer="layout" svg:width="2.936cm" svg:height="1.706cm" svg:x="-0.003cm" svg:y="-0.005cm">
          <text:p/>
          <draw:enhanced-geometry draw:mirror-horizontal="false" draw:mirror-vertical="false" svg:viewBox="0 0 0 0" drawooo:sub-view-size="222 129" draw:text-areas="0 0 ?f0 ?f1" draw:type="ooxml-non-primitive" draw:enhanced-path="M 222 0 C 152 35 76 78 0 129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5" draw:layer="layout" svg:width="15.521cm" svg:height="19.072cm" svg:x="16.172cm" svg:y="-0.005cm">
          <text:p/>
          <draw:enhanced-geometry draw:mirror-horizontal="false" draw:mirror-vertical="false" svg:viewBox="0 0 0 0" drawooo:sub-view-size="1174 1440" draw:text-areas="0 0 ?f0 ?f1" draw:type="ooxml-non-primitive" draw:enhanced-path="M 1067 1440 C 1174 1124 887 797 698 577 500 348 270 141 0 0 N">
            <draw:equation draw:name="f0" draw:formula="logwidth"/>
            <draw:equation draw:name="f1" draw:formula="logheight"/>
          </draw:enhanced-geometry>
        </draw:custom-shape>
        <draw:custom-shape draw:name="Freeform 14" draw:style-name="Mgr4" draw:text-style-name="MP5" draw:layer="layout" svg:width="1.653cm" svg:height="0.979cm" svg:x="0.01cm" svg:y="-0.019cm">
          <text:p/>
          <draw:enhanced-geometry draw:mirror-horizontal="false" draw:mirror-vertical="false" svg:viewBox="0 0 0 0" drawooo:sub-view-size="125 74" draw:text-areas="0 0 ?f0 ?f1" draw:type="ooxml-non-primitive" draw:enhanced-path="M 125 0 C 85 22 43 47 0 74 N">
            <draw:equation draw:name="f0" draw:formula="logwidth"/>
            <draw:equation draw:name="f1" draw:formula="logheight"/>
          </draw:enhanced-geometry>
        </draw:custom-shape>
        <draw:custom-shape draw:name="Freeform 15" draw:style-name="Mgr6" draw:text-style-name="MP5" draw:layer="layout" svg:width="15.27cm" svg:height="19.072cm" svg:x="16.701cm" svg:y="-0.005cm">
          <text:p/>
          <draw:enhanced-geometry draw:mirror-horizontal="false" draw:mirror-vertical="false" svg:viewBox="0 0 0 0" drawooo:sub-view-size="1155 1440" draw:text-areas="0 0 ?f0 ?f1" draw:type="ooxml-non-primitive" draw:enhanced-path="M 1056 1440 C 1155 1123 875 801 686 580 491 352 264 145 0 0 N">
            <draw:equation draw:name="f0" draw:formula="logwidth"/>
            <draw:equation draw:name="f1" draw:formula="logheight"/>
          </draw:enhanced-geometry>
        </draw:custom-shape>
        <draw:custom-shape draw:name="Freeform 16" draw:style-name="Mgr6" draw:text-style-name="MP5" draw:layer="layout" svg:width="0.991cm" svg:height="0.593cm" svg:x="-0.003cm" svg:y="-0.005cm">
          <text:p/>
          <draw:enhanced-geometry draw:mirror-horizontal="false" draw:mirror-vertical="false" svg:viewBox="0 0 0 0" drawooo:sub-view-size="75 45" draw:text-areas="0 0 ?f0 ?f1" draw:type="ooxml-non-primitive" draw:enhanced-path="M 75 0 C 50 14 25 29 0 45 N">
            <draw:equation draw:name="f0" draw:formula="logwidth"/>
            <draw:equation draw:name="f1" draw:formula="logheight"/>
          </draw:enhanced-geometry>
        </draw:custom-shape>
        <draw:custom-shape draw:name="Freeform 17" draw:style-name="Mgr3" draw:text-style-name="MP5" draw:layer="layout" svg:width="15.34cm" svg:height="19.085cm" svg:x="17.252cm" svg:y="-0.019cm">
          <text:p/>
          <draw:enhanced-geometry draw:mirror-horizontal="false" draw:mirror-vertical="false" svg:viewBox="0 0 0 0" drawooo:sub-view-size="1160 1441" draw:text-areas="0 0 ?f0 ?f1" draw:type="ooxml-non-primitive" draw:enhanced-path="M 1053 1441 C 1160 1129 892 817 705 599 503 365 270 152 0 0 N">
            <draw:equation draw:name="f0" draw:formula="logwidth"/>
            <draw:equation draw:name="f1" draw:formula="logheight"/>
          </draw:enhanced-geometry>
        </draw:custom-shape>
        <draw:custom-shape draw:name="Freeform 18" draw:style-name="Mgr3" draw:text-style-name="MP5" draw:layer="layout" svg:width="15.036cm" svg:height="19.072cm" svg:x="17.953cm" svg:y="-0.005cm">
          <text:p/>
          <draw:enhanced-geometry draw:mirror-horizontal="false" draw:mirror-vertical="false" svg:viewBox="0 0 0 0" drawooo:sub-view-size="1137 1440" draw:text-areas="0 0 ?f0 ?f1" draw:type="ooxml-non-primitive" draw:enhanced-path="M 1040 1440 C 1137 1131 883 828 698 611 498 375 268 159 0 0 N">
            <draw:equation draw:name="f0" draw:formula="logwidth"/>
            <draw:equation draw:name="f1" draw:formula="logheight"/>
          </draw:enhanced-geometry>
        </draw:custom-shape>
        <draw:custom-shape draw:name="Freeform 19" draw:style-name="Mgr3" draw:text-style-name="MP5" draw:layer="layout" svg:width="13.991cm" svg:height="19.059cm" svg:x="19.104cm" svg:y="-0.005cm">
          <text:p/>
          <draw:enhanced-geometry draw:mirror-horizontal="false" draw:mirror-vertical="false" svg:viewBox="0 0 0 0" drawooo:sub-view-size="1058 1439" draw:text-areas="0 0 ?f0 ?f1" draw:type="ooxml-non-primitive" draw:enhanced-path="M 1011 1439 C 1058 1131 825 841 648 617 462 383 248 168 0 0 N">
            <draw:equation draw:name="f0" draw:formula="logwidth"/>
            <draw:equation draw:name="f1" draw:formula="logheight"/>
          </draw:enhanced-geometry>
        </draw:custom-shape>
        <draw:custom-shape draw:name="Freeform 20" draw:style-name="Mgr3" draw:text-style-name="MP5" draw:layer="layout" svg:width="9.493cm" svg:height="7.616cm" svg:x="24.356cm" svg:y="-0.005cm">
          <text:p/>
          <draw:enhanced-geometry draw:mirror-horizontal="false" draw:mirror-vertical="false" svg:viewBox="0 0 0 0" drawooo:sub-view-size="718 575" draw:text-areas="0 0 ?f0 ?f1" draw:type="ooxml-non-primitive" draw:enhanced-path="M 718 575 C 500 360 260 163 0 0 N">
            <draw:equation draw:name="f0" draw:formula="logwidth"/>
            <draw:equation draw:name="f1" draw:formula="logheight"/>
          </draw:enhanced-geometry>
        </draw:custom-shape>
        <draw:custom-shape draw:name="Freeform 21" draw:style-name="Mgr3" draw:text-style-name="MP5" draw:layer="layout" svg:width="8.197cm" svg:height="7.097cm" svg:x="25.653cm" svg:y="0.008cm">
          <text:p/>
          <draw:enhanced-geometry draw:mirror-horizontal="false" draw:mirror-vertical="false" svg:viewBox="0 0 0 0" drawooo:sub-view-size="620 536" draw:text-areas="0 0 ?f0 ?f1" draw:type="ooxml-non-primitive" draw:enhanced-path="M 620 536 C 404 314 196 138 0 0 N">
            <draw:equation draw:name="f0" draw:formula="logwidth"/>
            <draw:equation draw:name="f1" draw:formula="logheight"/>
          </draw:enhanced-geometry>
        </draw:custom-shape>
        <draw:custom-shape draw:name="Freeform 22" draw:style-name="Mgr4" draw:text-style-name="MP5" draw:layer="layout" svg:width="6.014cm" svg:height="3.772cm" svg:x="27.836cm" svg:y="-0.005cm">
          <text:p/>
          <draw:enhanced-geometry draw:mirror-horizontal="false" draw:mirror-vertical="false" svg:viewBox="0 0 0 0" drawooo:sub-view-size="455 285" draw:text-areas="0 0 ?f0 ?f1" draw:type="ooxml-non-primitive" draw:enhanced-path="M 0 0 C 153 85 308 180 455 285 N">
            <draw:equation draw:name="f0" draw:formula="logwidth"/>
            <draw:equation draw:name="f1" draw:formula="logheight"/>
          </draw:enhanced-geometry>
        </draw:custom-shape>
        <draw:custom-shape draw:name="Freeform 23" draw:style-name="Mgr3" draw:text-style-name="MP5" draw:layer="layout" svg:width="2.486cm" svg:height="1.484cm" svg:x="31.363cm" svg:y="-0.005cm">
          <text:p/>
          <draw:enhanced-geometry draw:mirror-horizontal="false" draw:mirror-vertical="false" svg:viewBox="0 0 0 0" drawooo:sub-view-size="188 112" draw:text-areas="0 0 ?f0 ?f1" draw:type="ooxml-non-primitive" draw:enhanced-path="M 0 0 C 63 36 126 73 188 112 N">
            <draw:equation draw:name="f0" draw:formula="logwidth"/>
            <draw:equation draw:name="f1" draw:formula="logheight"/>
          </draw:enhanced-geometry>
        </draw:custom-shape>
      </draw:g>
      <draw:g draw:name="Group 8">
        <draw:custom-shape draw:name="Rectangle 38" draw:style-name="Mgr7" draw:text-style-name="MP6" draw:layer="layout" svg:width="24.565cm" svg:height="1.988cm" svg:x="4.65cm" svg:y="3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9" draw:style-name="Mgr7" draw:text-style-name="MP6" draw:layer="layout" svg:width="1.13cm" svg:height="0.974cm" draw:transform="rotate (-3.14159265358979) translate (17.499cm 15.73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40" draw:style-name="Mgr7" draw:text-style-name="MP6" draw:layer="layout" svg:width="24.57cm" svg:height="9.227cm" svg:x="4.637cm" svg:y="5.5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" draw:text-style-name="MP8" draw:layer="backgroundobjects" svg:width="24.11cm" svg:height="4.857cm" svg:x="4.887cm" svg:y="5.765cm" presentation:class="title" presentation:user-transformed="true">
        <draw:text-box>
          <text:p text:style-name="MP7"><text:span text:style-name="MT2">Haga clic para modificar el estilo de título del patrón</text:span></text:p>
        </draw:text-box>
      </draw:frame>
      <draw:frame draw:name="Date Placeholder 3" presentation:style-name="Mpr2" draw:text-style-name="MP10" draw:layer="backgroundobjects" svg:width="10.159cm" svg:height="0.888cm" svg:x="2.235cm" svg:y="0.889cm" presentation:class="date-time" presentation:user-transformed="true">
        <draw:text-box>
          <text:p text:style-name="MP9"><text:span text:style-name="MT3"><text:date style:data-style-name="D1" text:date-value="2018-01-16">1/16/18</text:date></text:span></text:p>
        </draw:text-box>
      </draw:frame>
      <draw:frame draw:name="Footer Placeholder 4" presentation:style-name="Mpr2" draw:text-style-name="MP10" draw:layer="backgroundobjects" svg:width="29.412cm" svg:height="0.888cm" svg:x="2.235cm" svg:y="17.29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539cm" svg:height="0.888cm" svg:x="29.083cm" svg:y="0.889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3.968cm" svg:height="10.476cm" svg:x="3.81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g draw:name="Group 79">
        <draw:custom-shape draw:name="Freeform 5" draw:style-name="Mgr3" draw:text-style-name="MP5" draw:layer="layout" svg:width="10.728cm" svg:height="19.009cm" svg:x="3.629cm" svg:y="0cm">
          <text:p/>
          <draw:enhanced-geometry draw:mirror-horizontal="false" draw:mirror-vertical="false" svg:viewBox="0 0 0 0" drawooo:sub-view-size="813 1440" draw:text-areas="0 0 ?f0 ?f1" draw:type="ooxml-non-primitive" draw:enhanced-path="M 813 0 C 331 221 0 1039 435 1440 N">
            <draw:equation draw:name="f0" draw:formula="logwidth"/>
            <draw:equation draw:name="f1" draw:formula="logheight"/>
          </draw:enhanced-geometry>
        </draw:custom-shape>
        <draw:custom-shape draw:name="Freeform 6" draw:style-name="Mgr3" draw:text-style-name="MP5" draw:layer="layout" svg:width="4.276cm" svg:height="1.542cm" svg:x="29.519cm" svg:y="0.026cm">
          <text:p/>
          <draw:enhanced-geometry draw:mirror-horizontal="false" draw:mirror-vertical="false" svg:viewBox="0 0 0 0" drawooo:sub-view-size="324 117" draw:text-areas="0 0 ?f0 ?f1" draw:type="ooxml-non-primitive" draw:enhanced-path="M 324 117 C 223 64 107 28 0 0 N">
            <draw:equation draw:name="f0" draw:formula="logwidth"/>
            <draw:equation draw:name="f1" draw:formula="logheight"/>
          </draw:enhanced-geometry>
        </draw:custom-shape>
        <draw:custom-shape draw:name="Freeform 7" draw:style-name="Mgr3" draw:text-style-name="MP5" draw:layer="layout" svg:width="5.33cm" svg:height="5.083cm" svg:x="28.465cm" svg:y="13.926cm">
          <text:p/>
          <draw:enhanced-geometry draw:mirror-horizontal="false" draw:mirror-vertical="false" svg:viewBox="0 0 0 0" drawooo:sub-view-size="404 385" draw:text-areas="0 0 ?f0 ?f1" draw:type="ooxml-non-primitive" draw:enhanced-path="M 0 385 C 146 272 285 142 404 0 N">
            <draw:equation draw:name="f0" draw:formula="logwidth"/>
            <draw:equation draw:name="f1" draw:formula="logheight"/>
          </draw:enhanced-geometry>
        </draw:custom-shape>
        <draw:custom-shape draw:name="Freeform 8" draw:style-name="Mgr4" draw:text-style-name="MP5" draw:layer="layout" svg:width="10.212cm" svg:height="19.009cm" svg:x="3.113cm" svg:y="0cm">
          <text:p/>
          <draw:enhanced-geometry draw:mirror-horizontal="false" draw:mirror-vertical="false" svg:viewBox="0 0 0 0" drawooo:sub-view-size="774 1440" draw:text-areas="0 0 ?f0 ?f1" draw:type="ooxml-non-primitive" draw:enhanced-path="M 774 0 C 312 240 0 1034 411 1440 N">
            <draw:equation draw:name="f0" draw:formula="logwidth"/>
            <draw:equation draw:name="f1" draw:formula="logheight"/>
          </draw:enhanced-geometry>
        </draw:custom-shape>
        <draw:custom-shape draw:name="Freeform 9" draw:style-name="Mgr4" draw:text-style-name="MP5" draw:layer="layout" svg:width="2.676cm" svg:height="1.018cm" svg:x="31.119cm" svg:y="0.026cm">
          <text:p/>
          <draw:enhanced-geometry draw:mirror-horizontal="false" draw:mirror-vertical="false" svg:viewBox="0 0 0 0" drawooo:sub-view-size="203 77" draw:text-areas="0 0 ?f0 ?f1" draw:type="ooxml-non-primitive" draw:enhanced-path="M 203 77 C 138 46 68 21 0 0 N">
            <draw:equation draw:name="f0" draw:formula="logwidth"/>
            <draw:equation draw:name="f1" draw:formula="logheight"/>
          </draw:enhanced-geometry>
        </draw:custom-shape>
        <draw:custom-shape draw:name="Freeform 10" draw:style-name="Mgr4" draw:text-style-name="MP5" draw:layer="layout" svg:width="4.629cm" svg:height="4.382cm" svg:x="29.153cm" svg:y="14.654cm">
          <text:p/>
          <draw:enhanced-geometry draw:mirror-horizontal="false" draw:mirror-vertical="false" svg:viewBox="0 0 0 0" drawooo:sub-view-size="351 332" draw:text-areas="0 0 ?f0 ?f1" draw:type="ooxml-non-primitive" draw:enhanced-path="M 0 332 C 125 232 245 121 351 0 N">
            <draw:equation draw:name="f0" draw:formula="logwidth"/>
            <draw:equation draw:name="f1" draw:formula="logheight"/>
          </draw:enhanced-geometry>
        </draw:custom-shape>
        <draw:custom-shape draw:name="Freeform 11" draw:style-name="Mgr3" draw:text-style-name="MP5" draw:layer="layout" svg:width="10.058cm" svg:height="19.009cm" svg:x="2.783cm" svg:y="0cm">
          <text:p/>
          <draw:enhanced-geometry draw:mirror-horizontal="false" draw:mirror-vertical="false" svg:viewBox="0 0 0 0" drawooo:sub-view-size="762 1440" draw:text-areas="0 0 ?f0 ?f1" draw:type="ooxml-non-primitive" draw:enhanced-path="M 762 0 C 308 245 0 1033 403 1440 N">
            <draw:equation draw:name="f0" draw:formula="logwidth"/>
            <draw:equation draw:name="f1" draw:formula="logheight"/>
          </draw:enhanced-geometry>
        </draw:custom-shape>
        <draw:custom-shape draw:name="Freeform 12" draw:style-name="Mgr3" draw:text-style-name="MP5" draw:layer="layout" svg:width="1.847cm" svg:height="0.713cm" svg:x="31.948cm" svg:y="0.026cm">
          <text:p/>
          <draw:enhanced-geometry draw:mirror-horizontal="false" draw:mirror-vertical="false" svg:viewBox="0 0 0 0" drawooo:sub-view-size="140 54" draw:text-areas="0 0 ?f0 ?f1" draw:type="ooxml-non-primitive" draw:enhanced-path="M 140 54 C 95 34 48 16 0 0 N">
            <draw:equation draw:name="f0" draw:formula="logwidth"/>
            <draw:equation draw:name="f1" draw:formula="logheight"/>
          </draw:enhanced-geometry>
        </draw:custom-shape>
        <draw:custom-shape draw:name="Freeform 13" draw:style-name="Mgr3" draw:text-style-name="MP5" draw:layer="layout" svg:width="4.237cm" svg:height="3.985cm" svg:x="29.558cm" svg:y="15.024cm">
          <text:p/>
          <draw:enhanced-geometry draw:mirror-horizontal="false" draw:mirror-vertical="false" svg:viewBox="0 0 0 0" drawooo:sub-view-size="321 302" draw:text-areas="0 0 ?f0 ?f1" draw:type="ooxml-non-primitive" draw:enhanced-path="M 0 302 C 114 210 223 109 321 0 N">
            <draw:equation draw:name="f0" draw:formula="logwidth"/>
            <draw:equation draw:name="f1" draw:formula="logheight"/>
          </draw:enhanced-geometry>
        </draw:custom-shape>
        <draw:custom-shape draw:name="Freeform 14" draw:style-name="Mgr3" draw:text-style-name="MP5" draw:layer="layout" svg:width="9.012cm" svg:height="19.009cm" svg:x="2.783cm" svg:y="0cm">
          <text:p/>
          <draw:enhanced-geometry draw:mirror-horizontal="false" draw:mirror-vertical="false" svg:viewBox="0 0 0 0" drawooo:sub-view-size="683 1440" draw:text-areas="0 0 ?f0 ?f1" draw:type="ooxml-non-primitive" draw:enhanced-path="M 683 0 C 258 256 0 1041 355 1440 N">
            <draw:equation draw:name="f0" draw:formula="logwidth"/>
            <draw:equation draw:name="f1" draw:formula="logheight"/>
          </draw:enhanced-geometry>
        </draw:custom-shape>
        <draw:custom-shape draw:name="Freeform 15" draw:style-name="Mgr3" draw:text-style-name="MP5" draw:layer="layout" svg:width="3.787cm" svg:height="3.681cm" svg:x="30.008cm" svg:y="15.328cm">
          <text:p/>
          <draw:enhanced-geometry draw:mirror-horizontal="false" draw:mirror-vertical="false" svg:viewBox="0 0 0 0" drawooo:sub-view-size="287 279" draw:text-areas="0 0 ?f0 ?f1" draw:type="ooxml-non-primitive" draw:enhanced-path="M 0 279 C 101 193 198 100 287 0 N">
            <draw:equation draw:name="f0" draw:formula="logwidth"/>
            <draw:equation draw:name="f1" draw:formula="logheight"/>
          </draw:enhanced-geometry>
        </draw:custom-shape>
        <draw:custom-shape draw:name="Freeform 16" draw:style-name="Mgr3" draw:text-style-name="MP5" draw:layer="layout" svg:width="8.973cm" svg:height="19.009cm" svg:x="2.469cm" svg:y="0cm">
          <text:p/>
          <draw:enhanced-geometry draw:mirror-horizontal="false" draw:mirror-vertical="false" svg:viewBox="0 0 0 0" drawooo:sub-view-size="680 1440" draw:text-areas="0 0 ?f0 ?f1" draw:type="ooxml-non-primitive" draw:enhanced-path="M 680 0 C 257 265 0 1026 337 1440 N">
            <draw:equation draw:name="f0" draw:formula="logwidth"/>
            <draw:equation draw:name="f1" draw:formula="logheight"/>
          </draw:enhanced-geometry>
        </draw:custom-shape>
        <draw:custom-shape draw:name="Freeform 17" draw:style-name="Mgr3" draw:text-style-name="MP5" draw:layer="layout" svg:width="3.297cm" svg:height="3.192cm" svg:x="30.498cm" svg:y="15.818cm">
          <text:p/>
          <draw:enhanced-geometry draw:mirror-horizontal="false" draw:mirror-vertical="false" svg:viewBox="0 0 0 0" drawooo:sub-view-size="250 242" draw:text-areas="0 0 ?f0 ?f1" draw:type="ooxml-non-primitive" draw:enhanced-path="M 0 242 C 88 166 172 85 250 0 N">
            <draw:equation draw:name="f0" draw:formula="logwidth"/>
            <draw:equation draw:name="f1" draw:formula="logheight"/>
          </draw:enhanced-geometry>
        </draw:custom-shape>
        <draw:custom-shape draw:name="Freeform 18" draw:style-name="Mgr3" draw:text-style-name="MP5" draw:layer="layout" svg:width="9.502cm" svg:height="19.009cm" svg:x="1.345cm" svg:y="0cm">
          <text:p/>
          <draw:enhanced-geometry draw:mirror-horizontal="false" draw:mirror-vertical="false" svg:viewBox="0 0 0 0" drawooo:sub-view-size="720 1440" draw:text-areas="0 0 ?f0 ?f1" draw:type="ooxml-non-primitive" draw:enhanced-path="M 720 0 C 316 282 0 1018 362 1440 N">
            <draw:equation draw:name="f0" draw:formula="logwidth"/>
            <draw:equation draw:name="f1" draw:formula="logheight"/>
          </draw:enhanced-geometry>
        </draw:custom-shape>
        <draw:custom-shape draw:name="Freeform 19" draw:style-name="Mgr3" draw:text-style-name="MP5" draw:layer="layout" svg:width="2.442cm" svg:height="2.204cm" svg:x="31.353cm" svg:y="16.805cm">
          <text:p/>
          <draw:enhanced-geometry draw:mirror-horizontal="false" draw:mirror-vertical="false" svg:viewBox="0 0 0 0" drawooo:sub-view-size="185 167" draw:text-areas="0 0 ?f0 ?f1" draw:type="ooxml-non-primitive" draw:enhanced-path="M 0 167 C 63 114 125 58 185 0 N">
            <draw:equation draw:name="f0" draw:formula="logwidth"/>
            <draw:equation draw:name="f1" draw:formula="logheight"/>
          </draw:enhanced-geometry>
        </draw:custom-shape>
        <draw:custom-shape draw:name="Freeform 20" draw:style-name="Mgr6" draw:text-style-name="MP5" draw:layer="layout" svg:width="7.548cm" svg:height="19.009cm" svg:x="1.662cm" svg:y="0cm">
          <text:p/>
          <draw:enhanced-geometry draw:mirror-horizontal="false" draw:mirror-vertical="false" svg:viewBox="0 0 0 0" drawooo:sub-view-size="572 1440" draw:text-areas="0 0 ?f0 ?f1" draw:type="ooxml-non-primitive" draw:enhanced-path="M 572 0 C 213 320 0 979 164 1440 N">
            <draw:equation draw:name="f0" draw:formula="logwidth"/>
            <draw:equation draw:name="f1" draw:formula="logheight"/>
          </draw:enhanced-geometry>
        </draw:custom-shape>
        <draw:custom-shape draw:name="Freeform 21" draw:style-name="Mgr8" draw:text-style-name="MP5" draw:layer="layout" svg:width="8.179cm" svg:height="19.009cm" svg:x="0.728cm" svg:y="0cm">
          <text:p/>
          <draw:enhanced-geometry draw:mirror-horizontal="false" draw:mirror-vertical="false" svg:viewBox="0 0 0 0" drawooo:sub-view-size="620 1440" draw:text-areas="0 0 ?f0 ?f1" draw:type="ooxml-non-primitive" draw:enhanced-path="M 620 0 C 248 325 0 960 186 1440 N">
            <draw:equation draw:name="f0" draw:formula="logwidth"/>
            <draw:equation draw:name="f1" draw:formula="logheight"/>
          </draw:enhanced-geometry>
        </draw:custom-shape>
        <draw:custom-shape draw:name="Freeform 22" draw:style-name="Mgr3" draw:text-style-name="MP5" draw:layer="layout" svg:width="6.675cm" svg:height="19.009cm" svg:x="-1.16cm" svg:y="0cm">
          <text:p/>
          <draw:enhanced-geometry draw:mirror-horizontal="false" draw:mirror-vertical="false" svg:viewBox="0 0 0 0" drawooo:sub-view-size="506 1440" draw:text-areas="0 0 ?f0 ?f1" draw:type="ooxml-non-primitive" draw:enhanced-path="M 506 0 C 109 356 0 943 171 1440 N">
            <draw:equation draw:name="f0" draw:formula="logwidth"/>
            <draw:equation draw:name="f1" draw:formula="logheight"/>
          </draw:enhanced-geometry>
        </draw:custom-shape>
        <draw:custom-shape draw:name="Freeform 23" draw:style-name="Mgr3" draw:text-style-name="MP5" draw:layer="layout" svg:width="4.92cm" svg:height="8.885cm" svg:x="0.04cm" svg:y="0.026cm">
          <text:p/>
          <draw:enhanced-geometry draw:mirror-horizontal="false" draw:mirror-vertical="false" svg:viewBox="0 0 0 0" drawooo:sub-view-size="373 673" draw:text-areas="0 0 ?f0 ?f1" draw:type="ooxml-non-primitive" draw:enhanced-path="M 373 0 C 175 183 51 409 0 673 N">
            <draw:equation draw:name="f0" draw:formula="logwidth"/>
            <draw:equation draw:name="f1" draw:formula="logheight"/>
          </draw:enhanced-geometry>
        </draw:custom-shape>
        <draw:custom-shape draw:name="Freeform 24" draw:style-name="Mgr3" draw:text-style-name="MP5" draw:layer="layout" svg:width="0.594cm" svg:height="2.296cm" svg:x="0.013cm" svg:y="16.713cm">
          <text:p/>
          <draw:enhanced-geometry draw:mirror-horizontal="false" draw:mirror-vertical="false" svg:viewBox="0 0 0 0" drawooo:sub-view-size="45 174" draw:text-areas="0 0 ?f0 ?f1" draw:type="ooxml-non-primitive" draw:enhanced-path="M 0 0 C 11 59 26 118 45 174 N">
            <draw:equation draw:name="f0" draw:formula="logwidth"/>
            <draw:equation draw:name="f1" draw:formula="logheight"/>
          </draw:enhanced-geometry>
        </draw:custom-shape>
        <draw:custom-shape draw:name="Freeform 25" draw:style-name="Mgr3" draw:text-style-name="MP5" draw:layer="layout" svg:width="4.338cm" svg:height="6.19cm" svg:x="0.04cm" svg:y="0cm">
          <text:p/>
          <draw:enhanced-geometry draw:mirror-horizontal="false" draw:mirror-vertical="false" svg:viewBox="0 0 0 0" drawooo:sub-view-size="329 469" draw:text-areas="0 0 ?f0 ?f1" draw:type="ooxml-non-primitive" draw:enhanced-path="M 329 0 C 189 133 69 288 0 469 N">
            <draw:equation draw:name="f0" draw:formula="logwidth"/>
            <draw:equation draw:name="f1" draw:formula="logheight"/>
          </draw:enhanced-geometry>
        </draw:custom-shape>
      </draw:g>
      <draw:g draw:name="Group 26">
        <draw:custom-shape draw:name="Rectangle 27" draw:style-name="Mgr7" draw:text-style-name="MP6" draw:layer="layout" svg:width="10.206cm" svg:height="1.396cm" svg:x="2.223cm" svg:y="4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22" draw:style-name="Mgr7" draw:text-style-name="MP6" draw:layer="layout" svg:width="0.877cm" svg:height="0.756cm" draw:transform="rotate (-3.14159265358979) translate (7.774cm 14.36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9" draw:style-name="Mgr7" draw:text-style-name="MP6" draw:layer="layout" svg:width="10.189cm" svg:height="7.289cm" svg:x="2.24cm" svg:y="6.3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5" draw:text-style-name="MP13" draw:layer="backgroundobjects" svg:width="9.718cm" svg:height="6.822cm" svg:x="2.468cm" svg:y="6.528cm" presentation:class="title" presentation:user-transformed="true">
        <draw:text-box>
          <text:p text:style-name="MP12"><text:span text:style-name="MT4">Haga clic para modificar el estilo de título del patrón</text:span></text:p>
        </draw:text-box>
      </draw:frame>
      <draw:frame draw:name="Content Placeholder 2" presentation:style-name="Mpr6" draw:text-style-name="MP17" draw:layer="backgroundobjects" svg:width="17.449cm" svg:height="14.579cm" svg:x="14.218cm" svg:y="2.231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Editar el estilo de texto del patrón</text:span></text:p>
                                      <text:list>
                                        <text:list-item>
                                          <text:p text:style-name="MP15"><text:span text:style-name="MT6">Segundo nivel</text:span></text:p>
                                          <text:list>
                                            <text:list-item>
                                              <text:p text:style-name="MP15"><text:span text:style-name="MT7">Tercer nivel</text:span></text:p>
                                              <text:list>
                                                <text:list-item>
                                                  <text:p text:style-name="MP16"><text:span text:style-name="MT8">Cuarto nivel</text:span></text:p>
                                                </text:list-item>
                                                <text:list-item>
                                                  <text:p text:style-name="MP16"><text:span text:style-name="MT8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10.159cm" svg:height="0.888cm" svg:x="2.235cm" svg:y="0.889cm" presentation:class="date-time" presentation:user-transformed="true">
        <draw:text-box>
          <text:p text:style-name="MP9"><text:span text:style-name="MT3"><text:date style:data-style-name="D1" text:date-value="2018-01-16">1/16/18</text:date></text:span></text:p>
        </draw:text-box>
      </draw:frame>
      <draw:frame draw:name="Footer Placeholder 4" presentation:style-name="Mpr7" draw:text-style-name="MP10" draw:layer="backgroundobjects" svg:width="29.412cm" svg:height="0.888cm" svg:x="2.235cm" svg:y="17.297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539cm" svg:height="0.888cm" svg:x="29.083cm" svg:y="0.889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8.624cm" svg:height="10.476cm" svg:x="1.482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formática de la Gestión I</dc:title>
    <meta:initial-creator>Usuario de Windows</meta:initial-creator>
    <meta:editing-cycles>16</meta:editing-cycles>
    <meta:creation-date>2018-01-12T23:32:10</meta:creation-date>
    <dc:date>2018-01-16T18:48:57.200785717</dc:date>
    <meta:editing-duration>PT3H56M5S</meta:editing-duration>
    <meta:generator>LibreOffice/5.1.6.2$Linux_X86_64 LibreOffice_project/10m0$Build-2</meta:generator>
    <meta:document-statistic meta:object-count="11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M16401371[[fn=Atlas]]" xlink:href=""/>
  </office:meta>
</office:document-meta>
</file>